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0313in" table:align="left"/>
    </style:style>
    <style:style style:name="Table1.A" style:family="table-column">
      <style:table-column-properties style:column-width="0.8708in"/>
    </style:style>
    <style:style style:name="Table1.B" style:family="table-column">
      <style:table-column-properties style:column-width="3.1604in"/>
    </style:style>
    <style:style style:name="Table1.A1" style:family="table-cell">
      <style:table-cell-properties style:vertical-align="bottom" fo:padding="0.0382in" fo:border-left="0.0007in solid #000000" fo:border-right="none" fo:border-top="0.0007in solid #000000" fo:border-bottom="none"/>
    </style:style>
    <style:style style:name="Table1.B1" style:family="table-cell">
      <style:table-cell-properties fo:padding="0.0382in" fo:border-left="none" fo:border-right="0.0007in solid #000000" fo:border-top="0.0007in solid #000000" fo:border-bottom="none"/>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none" fo:border-right="0.0007in solid #000000" fo:border-top="none" fo:border-bottom="0.0007in solid #000000"/>
    </style:style>
    <style:style style:name="Table2" style:family="table">
      <style:table-properties style:width="4.0417in" table:align="left"/>
    </style:style>
    <style:style style:name="Table2.A" style:family="table-column">
      <style:table-column-properties style:column-width="0.9361in"/>
    </style:style>
    <style:style style:name="Table2.B" style:family="table-column">
      <style:table-column-properties style:column-width="3.1056in"/>
    </style:style>
    <style:style style:name="Table2.A1" style:family="table-cell">
      <style:table-cell-properties style:vertical-align="bottom" fo:padding="0.0382in" fo:border-left="0.0007in solid #000000" fo:border-right="none" fo:border-top="0.0007in solid #000000" fo:border-bottom="none"/>
    </style:style>
    <style:style style:name="Table2.B1" style:family="table-cell">
      <style:table-cell-properties fo:padding="0.0382in" fo:border-left="none"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none" fo:border-right="0.0007in solid #000000" fo:border-top="none" fo:border-bottom="none"/>
    </style:style>
    <style:style style:name="Table2.A3" style:family="table-cell">
      <style:table-cell-properties fo:padding="0.0382in" fo:border-left="0.0007in solid #000000" fo:border-right="none" fo:border-top="none" fo:border-bottom="0.0007in solid #000000"/>
    </style:style>
    <style:style style:name="Table2.B3" style:family="table-cell">
      <style:table-cell-properties fo:padding="0.0382in" fo:border-left="none" fo:border-right="0.0007in solid #000000" fo:border-top="none" fo:border-bottom="0.0007in solid #000000"/>
    </style:style>
    <style:style style:name="Table3" style:family="table">
      <style:table-properties style:width="4.0417in" table:align="left"/>
    </style:style>
    <style:style style:name="Table3.A" style:family="table-column">
      <style:table-column-properties style:column-width="0.9903in"/>
    </style:style>
    <style:style style:name="Table3.B" style:family="table-column">
      <style:table-column-properties style:column-width="3.0514in"/>
    </style:style>
    <style:style style:name="Table3.A1" style:family="table-cell">
      <style:table-cell-properties style:vertical-align="bottom" fo:padding="0.0382in" fo:border-left="0.0007in solid #000000" fo:border-right="none" fo:border-top="0.0007in solid #000000" fo:border-bottom="none"/>
    </style:style>
    <style:style style:name="Table3.B1" style:family="table-cell">
      <style:table-cell-properties fo:padding="0.0382in" fo:border-left="none" fo:border-right="0.0007in solid #000000" fo:border-top="0.0007in solid #000000" fo:border-bottom="none"/>
    </style:style>
    <style:style style:name="Table3.A2" style:family="table-cell">
      <style:table-cell-properties fo:padding="0.0382in" fo:border-left="0.0007in solid #000000" fo:border-right="none" fo:border-top="none" fo:border-bottom="none"/>
    </style:style>
    <style:style style:name="Table3.B2" style:family="table-cell">
      <style:table-cell-properties fo:padding="0.0382in" fo:border-left="none" fo:border-right="0.0007in solid #000000" fo:border-top="none" fo:border-bottom="none"/>
    </style:style>
    <style:style style:name="Table3.A3" style:family="table-cell">
      <style:table-cell-properties fo:padding="0.0382in" fo:border-left="0.0007in solid #000000" fo:border-right="none" fo:border-top="none" fo:border-bottom="0.0007in solid #000000"/>
    </style:style>
    <style:style style:name="Table3.B3" style:family="table-cell">
      <style:table-cell-properties fo:padding="0.0382in" fo:border-left="none"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7667in" style:rel-column-width="2544*"/>
    </style:style>
    <style:style style:name="Table4.B" style:family="table-column">
      <style:table-column-properties style:column-width="4.9257in" style:rel-column-width="7093*"/>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Pericles" fo:font-weight="bold" style:font-weight-asian="bold" style:font-weight-complex="bold"/>
    </style:style>
    <style:style style:name="P2" style:family="paragraph" style:parent-style-name="Standard">
      <style:text-properties style:font-name="Pericles" fo:font-size="10pt" fo:font-weight="normal" style:font-size-asian="10pt" style:font-weight-asian="normal" style:font-size-complex="10pt" style:font-weight-complex="normal"/>
    </style:style>
    <style:style style:name="P3" style:family="paragraph" style:parent-style-name="Standard">
      <style:text-properties style:font-name="Pericles" fo:font-size="10pt" fo:font-weight="bold" style:font-size-asian="10pt" style:font-weight-asian="bold" style:font-size-complex="10pt" style:font-weight-complex="bold"/>
    </style:style>
    <style:style style:name="P4" style:family="paragraph" style:parent-style-name="Standard">
      <style:text-properties style:font-name="Pericles" fo:font-size="10pt" style:font-size-asian="10pt" style:font-size-complex="10pt"/>
    </style:style>
    <style:style style:name="P5" style:family="paragraph" style:parent-style-name="Standard">
      <style:text-properties style:font-name="Pericles" fo:font-size="10pt" style:text-underline-style="none" fo:font-weight="normal" style:font-size-asian="10pt" style:font-weight-asian="normal" style:font-size-complex="10pt" style:font-weight-complex="normal"/>
    </style:style>
    <style:style style:name="P6" style:family="paragraph" style:parent-style-name="Standard">
      <style:text-properties style:font-name="Pericles" fo:font-size="10pt" style:text-underline-style="none" fo:font-weight="bold" style:font-size-asian="10pt" style:font-weight-asian="bold" style:font-size-complex="10pt" style:font-weight-complex="bold"/>
    </style:style>
    <style:style style:name="P7" style:family="paragraph" style:parent-style-name="Standard">
      <style:text-properties style:font-name="Pericles" fo:font-size="10pt" fo:font-style="italic" style:text-underline-style="none" fo:font-weight="bold" style:font-size-asian="10pt" style:font-style-asian="italic" style:font-weight-asian="bold" style:font-size-complex="10pt" style:font-style-complex="italic" style:font-weight-complex="bold"/>
    </style:style>
    <style:style style:name="P8" style:family="paragraph" style:parent-style-name="Standard">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Standard">
      <style:text-properties style:font-name="Pericles" fo:font-size="8pt" fo:font-style="italic" style:text-underline-style="none" fo:font-weight="bold" style:font-size-asian="8pt" style:font-style-asian="italic" style:font-weight-asian="bold" style:font-size-complex="8pt" style:font-style-complex="italic" style:font-weight-complex="bold"/>
    </style:style>
    <style:style style:name="P10" style:family="paragraph" style:parent-style-name="Standard">
      <style:text-properties fo:font-weight="bold" style:font-weight-asian="bold" style:font-weight-complex="bold"/>
    </style:style>
    <style:style style:name="P11" style:family="paragraph" style:parent-style-name="Table_20_Contents">
      <style:text-properties style:font-name="Pericles" fo:font-size="10pt" style:font-size-asian="10pt" style:font-size-complex="10pt"/>
    </style:style>
    <style:style style:name="P12" style:family="paragraph" style:parent-style-name="Table_20_Contents">
      <style:text-properties style:font-name="Pericles" fo:font-size="7pt" style:font-size-asian="7pt" style:font-size-complex="7pt"/>
    </style:style>
    <style:style style:name="P13" style:family="paragraph" style:parent-style-name="Table_20_Contents">
      <style:text-properties style:font-name="Pericles" fo:font-size="8pt" style:text-underline-style="solid" style:text-underline-width="auto" style:text-underline-color="font-color" style:font-size-asian="8pt" style:font-size-complex="8pt"/>
    </style:style>
    <style:style style:name="P14" style:family="paragraph" style:parent-style-name="Table_20_Contents">
      <style:text-properties style:font-name="Pericles" fo:font-size="8pt" fo:font-style="italic" style:text-underline-style="none" style:font-size-asian="8pt" style:font-style-asian="italic" style:font-size-complex="8pt" style:font-style-complex="italic"/>
    </style:style>
    <style:style style:name="P15" style:family="paragraph" style:parent-style-name="Table_20_Contents">
      <style:text-properties style:font-name="Pericles" fo:font-size="8pt" fo:font-weight="normal" style:font-size-asian="8pt" style:font-weight-asian="normal" style:font-size-complex="8pt" style:font-weight-complex="normal"/>
    </style:style>
    <style:style style:name="P16" style:family="paragraph" style:parent-style-name="Standard" style:list-style-name="L1"/>
    <style:style style:name="P17" style:family="paragraph" style:parent-style-name="Standard">
      <style:text-properties style:font-name="Pericles" fo:font-size="10pt" style:text-underline-style="none" fo:font-weight="normal" style:font-size-asian="10pt" style:font-weight-asian="normal" style:font-size-complex="10pt" style:font-weight-complex="normal"/>
    </style:style>
    <style:style style:name="P18" style:family="paragraph" style:parent-style-name="Standard" style:list-style-name="L1">
      <style:text-properties style:font-name="Pericles" fo:font-size="10pt" style:text-underline-style="none" fo:font-weight="normal" style:font-size-asian="10pt" style:font-weight-asian="normal" style:font-size-complex="10pt" style:font-weight-complex="normal"/>
    </style:style>
    <style:style style:name="P19" style:family="paragraph" style:parent-style-name="Standard">
      <style:text-properties style:font-name="Pericles" fo:font-size="10pt" style:text-underline-style="none" fo:font-weight="bold" style:font-size-asian="10pt" style:font-weight-asian="bold" style:font-size-complex="10pt" style:font-weight-complex="bold"/>
    </style:style>
    <style:style style:name="P20" style:family="paragraph" style:parent-style-name="Standard">
      <style:text-properties style:font-name="Pericles" fo:font-size="10pt" style:text-underline-style="solid" style:text-underline-width="auto" style:text-underline-color="font-color" fo:font-weight="normal" style:font-size-asian="10pt" style:font-weight-asian="normal" style:font-size-complex="10pt" style:font-weight-complex="normal"/>
    </style:style>
    <style:style style:name="P21" style:family="paragraph" style:parent-style-name="Table_20_Contents">
      <style:text-properties style:font-name="Pericles" fo:font-size="8pt" style:text-underline-style="none" fo:font-weight="normal" style:font-size-asian="8pt" style:font-weight-asian="normal" style:font-size-complex="8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weight="bold" style:font-weight-asian="bold" style:font-weight-complex="bold"/>
    </style:style>
    <style:style style:name="T4" style:family="text">
      <style:text-properties fo:font-style="normal" style:text-underline-style="none" style:font-style-asian="normal" style:font-style-complex="normal"/>
    </style:style>
    <style:style style:name="T5" style:family="text">
      <style:text-properties fo:font-size="10pt" style:font-size-asian="10pt" style:font-size-complex="10pt"/>
    </style:style>
    <style:style style:name="T6" style:family="text">
      <style:text-properties fo:font-size="7pt" fo:font-style="normal" style:text-underline-style="none" style:font-size-asian="7pt" style:font-style-asian="normal" style:font-size-complex="7pt" style:font-style-complex="normal"/>
    </style:style>
    <style:style style:name="T7" style:family="text">
      <style:text-properties fo:font-size="7pt" fo:font-style="normal" style:text-underline-style="none" fo:font-weight="bold" style:font-size-asian="7pt" style:font-style-asian="normal" style:font-weight-asian="bold" style:font-size-complex="7pt" style:font-style-complex="normal" style:font-weight-complex="bold"/>
    </style:style>
    <style:style style:name="T8" style:family="text">
      <style:text-properties fo:font-style="italic" style:text-underline-style="none" style:font-style-asian="italic" style:font-style-complex="italic"/>
    </style:style>
    <style:style style:name="T9" style:family="text">
      <style:text-properties style:font-name="Pericles" fo:font-size="10pt" style:text-underline-style="none" fo:font-weight="normal" style:font-size-asian="10pt" style:font-weight-asian="normal" style:font-size-complex="10pt" style:font-weight-complex="normal"/>
    </style:style>
    <style:style style:name="T10" style:family="text">
      <style:text-properties style:font-name="Pericles" fo:font-size="10pt" style:text-underline-style="solid" style:text-underline-width="auto" style:text-underline-color="font-color" fo:font-weight="normal" style:font-size-asian="10pt" style:font-weight-asian="normal" style:font-size-complex="10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Island of the Cursed King</text:p>
      <text:p text:style-name="P2"/>
      <text:p text:style-name="P3">Background</text:p>
      <text:p text:style-name="P2"/>
      <text:p text:style-name="P2">Years ago, the island of <text:span text:style-name="T1">Thelod</text:span> was a small, but wealthy nation ruled by king <text:span text:style-name="T1">Nikomedes</text:span><text:span text:style-name="T2"> and protected by </text:span><text:span text:style-name="T1">Ulder</text:span><text:span text:style-name="T2">. Thousands of fisherman, herders, craftsmen and traders made their home here.</text:span></text:p>
      <text:p text:style-name="P5"/>
      <text:p text:style-name="P2"><text:span text:style-name="T2">Unfortunately, the priests of </text:span><text:span text:style-name="T1">Ulder</text:span><text:span text:style-name="T2"> grew arrogant and challenged the authority of the king at every turn. This threw </text:span><text:span text:style-name="T1">Nikomedes</text:span><text:span text:style-name="T2"> into a rage and he sacked the </text:span><text:span text:style-name="T1">Temple of Ulder</text:span><text:span text:style-name="T2"> in hopes of teaching the priests a lesson. During the raid, Nikomedes wrecked the temple, stole its lampstone.</text:span></text:p>
      <text:p text:style-name="P5"/>
      <text:p text:style-name="P2"><text:span text:style-name="T2">Ulder took offense at the violation of his temple and he called down a terrible storm on </text:span><text:span text:style-name="T1">Thelod</text:span><text:span text:style-name="T2">. The storm wrecked the island's villages and caused a surge that swallowed much of the town of </text:span><text:span text:style-name="T1">Chalcis</text:span><text:span text:style-name="T2"> (on the eastern coast).</text:span></text:p>
      <text:p text:style-name="P5"/>
      <text:p text:style-name="P2"><text:span text:style-name="T2">Once the storm has abated, the residents of </text:span><text:span text:style-name="T1">Thelod</text:span><text:span text:style-name="T2"> found that treacherous currents swirled around their coasts, dashing ships against the sharp rocks. Their herds grew sickly. The fish, once plentiful, rotted in the sea. Hunger gnawed at the Thelodans, but though they starved, even death would not show them mercy.</text:span></text:p>
      <text:p text:style-name="P5"/>
      <text:p text:style-name="P6">The Wreck of the Seabird</text:p>
      <text:p text:style-name="P5"/>
      <text:p text:style-name="P2"><text:span text:style-name="T2">The Pcs are traveling the sea on a small ship named the </text:span><text:span text:style-name="T1">Seabird</text:span><text:span text:style-name="T2">. One afternoon, another ship appears on the horizon – a Theyd pirate called </text:span><text:span text:style-name="T1">Ramspite</text:span><text:span text:style-name="T2"> closes. The oarsmen chant and pull the Seabird through the waves, but the Ramspite is faster and quickly comes into range.</text:span></text:p>
      <text:p text:style-name="P5"/>
      <text:p text:style-name="P5">The Ramspite is armed with two bolt casters and they lay into the Seabird, tearing the sails, splintering wood, and killing oarsmen. Within minutes, the pirates pull alongside the heroes' ship and a horde of howling Theyd pirates is ready to board the heroes' ship.</text:p>
      <text:p text:style-name="P7"/>
      <table:table table:name="Table1" table:style-name="Table1">
        <table:table-column table:style-name="Table1.A"/>
        <table:table-column table:style-name="Table1.B"/>
        <table:table-row>
          <table:table-cell table:style-name="Table1.A1" office:value-type="string">
            <text:p text:style-name="P9">Theyd Pirate</text:p>
          </table:table-cell>
          <table:table-cell table:style-name="Table1.B1" office:value-type="string">
            <text:p text:style-name="P2"><text:span text:style-name="T7">M</text:span><text:span text:style-name="T6"> </text:span><text:span text:style-name="T4">10|</text:span><text:span text:style-name="T7">S</text:span><text:span text:style-name="T4"> 12|</text:span><text:span text:style-name="T7">R</text:span><text:span text:style-name="T4"> 12|</text:span><text:span text:style-name="T7">T</text:span><text:span text:style-name="T4"> 10|</text:span><text:span text:style-name="T7">W</text:span><text:span text:style-name="T4"> 8|</text:span><text:span text:style-name="T7">P</text:span><text:span text:style-name="T4"> 8|</text:span><text:span text:style-name="T7">C</text:span><text:span text:style-name="T4"> 8</text:span></text:p>
          </table:table-cell>
        </table:table-row>
        <table:table-row>
          <table:table-cell table:style-name="Table1.A2" office:value-type="string">
            <text:p text:style-name="P11"/>
          </table:table-cell>
          <table:table-cell table:style-name="Table1.B2" office:value-type="string">
            <text:p text:style-name="P12"><text:span text:style-name="T3">CV</text:span><text:span text:style-name="T5"> 10|</text:span><text:span text:style-name="T3">ini</text:span><text:span text:style-name="T5"> 0|</text:span><text:span text:style-name="T3">HP</text:span><text:span text:style-name="T5"> 19(5)|</text:span><text:span text:style-name="T3">AV</text:span><text:span text:style-name="T5"> 0000|</text:span><text:span text:style-name="T3">DG</text:span><text:span text:style-name="T5"> 2d4+1</text:span></text:p>
          </table:table-cell>
        </table:table-row>
      </table:table>
      <text:p text:style-name="P7"/>
      <text:p text:style-name="P8"/>
      <table:table table:name="Table2" table:style-name="Table2">
        <table:table-column table:style-name="Table2.A"/>
        <table:table-column table:style-name="Table2.B"/>
        <table:table-row>
          <table:table-cell table:style-name="Table2.A1" office:value-type="string">
            <text:p text:style-name="P9">Theyd Captor</text:p>
          </table:table-cell>
          <table:table-cell table:style-name="Table2.B1" office:value-type="string">
            <text:p text:style-name="P2"><text:span text:style-name="T7">M</text:span><text:span text:style-name="T6"> </text:span><text:span text:style-name="T4">12|</text:span><text:span text:style-name="T7">S</text:span><text:span text:style-name="T4"> 12|</text:span><text:span text:style-name="T7">R</text:span><text:span text:style-name="T4"> 12|</text:span><text:span text:style-name="T7">T</text:span><text:span text:style-name="T4"> 10|</text:span><text:span text:style-name="T7">W</text:span><text:span text:style-name="T4"> 8|</text:span><text:span text:style-name="T7">P</text:span><text:span text:style-name="T4"> 8|</text:span><text:span text:style-name="T7">C</text:span><text:span text:style-name="T4"> 8</text:span></text:p>
          </table:table-cell>
        </table:table-row>
        <table:table-row>
          <table:table-cell table:style-name="Table2.A2" office:value-type="string">
            <text:p text:style-name="P11"/>
          </table:table-cell>
          <table:table-cell table:style-name="Table2.B2" office:value-type="string">
            <text:p text:style-name="P12"><text:span text:style-name="T3">CV</text:span><text:span text:style-name="T5"> 11|</text:span><text:span text:style-name="T3">ini</text:span><text:span text:style-name="T5"> +1|</text:span><text:span text:style-name="T3">HP</text:span><text:span text:style-name="T5"> 20(5)|</text:span><text:span text:style-name="T3">AV</text:span><text:span text:style-name="T5"> 1111|</text:span><text:span text:style-name="T3">DG</text:span><text:span text:style-name="T5"> 2d4+1</text:span></text:p>
          </table:table-cell>
        </table:table-row>
        <table:table-row>
          <table:table-cell table:style-name="Table2.A3" office:value-type="string">
            <text:p text:style-name="P11"/>
          </table:table-cell>
          <table:table-cell table:style-name="Table2.B3" office:value-type="string">
            <text:p text:style-name="P13">Jagged<text:span text:style-name="T2"> – Attacks have </text:span><text:span text:style-name="T8">bleed(2)</text:span></text:p>
            <text:p text:style-name="P13">Net<text:span text:style-name="T2"> – Hit </text:span><text:span text:style-name="T8">entangles</text:span><text:span text:style-name="T2">, save Mus DL 12</text:span></text:p>
            <text:p text:style-name="P13">Skewer<text:span text:style-name="T2"> – Attacks on entangled foes </text:span><text:span text:style-name="T8">pierce(5)</text:span></text:p>
          </table:table-cell>
        </table:table-row>
      </table:table>
      <text:p text:style-name="P8"><text:s/></text:p>
      <text:p text:style-name="P8"/>
      <table:table table:name="Table3" table:style-name="Table3">
        <table:table-column table:style-name="Table3.A"/>
        <table:table-column table:style-name="Table3.B"/>
        <table:table-row>
          <table:table-cell table:style-name="Table3.A1" office:value-type="string">
            <text:p text:style-name="P9">Theyd Captain</text:p>
          </table:table-cell>
          <table:table-cell table:style-name="Table3.B1" office:value-type="string">
            <text:p text:style-name="P2"><text:span text:style-name="T7">M</text:span><text:span text:style-name="T6"> </text:span><text:span text:style-name="T4">14|</text:span><text:span text:style-name="T7">S</text:span><text:span text:style-name="T4"> 12|</text:span><text:span text:style-name="T7">R</text:span><text:span text:style-name="T4"> 12|</text:span><text:span text:style-name="T7">T</text:span><text:span text:style-name="T4"> 14|</text:span><text:span text:style-name="T7">W</text:span><text:span text:style-name="T4"> 8|</text:span><text:span text:style-name="T7">P</text:span><text:span text:style-name="T4"> 8|</text:span><text:span text:style-name="T7">C</text:span><text:span text:style-name="T4"> 8</text:span></text:p>
          </table:table-cell>
        </table:table-row>
        <table:table-row>
          <table:table-cell table:style-name="Table3.A2" office:value-type="string">
            <text:p text:style-name="P11"/>
          </table:table-cell>
          <table:table-cell table:style-name="Table3.B2" office:value-type="string">
            <text:p text:style-name="P12"><text:span text:style-name="T3">CV</text:span><text:span text:style-name="T5"> 13|</text:span><text:span text:style-name="T3">ini</text:span><text:span text:style-name="T5"> +2|</text:span><text:span text:style-name="T3">HP</text:span><text:span text:style-name="T5"> 28(7)|</text:span><text:span text:style-name="T3">AV</text:span><text:span text:style-name="T5"> 2222|</text:span><text:span text:style-name="T3">DG</text:span><text:span text:style-name="T5"> 2d6+1</text:span></text:p>
          </table:table-cell>
        </table:table-row>
        <table:table-row>
          <table:table-cell table:style-name="Table3.A3" office:value-type="string">
            <text:p text:style-name="P11"/>
          </table:table-cell>
          <table:table-cell table:style-name="Table3.B3" office:value-type="string">
            <text:p text:style-name="P13">Bonus Block<text:span text:style-name="T2"> – Extra block/round</text:span></text:p>
            <text:p text:style-name="P13">Disarm(10)<text:span text:style-name="T2"> – High roll allows disarm</text:span></text:p>
            <text:p text:style-name="P13">Inspired<text:span text:style-name="T2"> – 3 inspiration, can use for allies</text:span></text:p>
            <text:p text:style-name="P13">Jagged<text:span text:style-name="T2"> – Attacks have </text:span><text:span text:style-name="T8">bleed(4)</text:span></text:p>
            <text:p text:style-name="P14"/>
          </table:table-cell>
        </table:table-row>
      </table:table>
      <text:p text:style-name="P4"/>
      <text:p text:style-name="P4">After a few rounds of combat, one of the Theyd looks away from the fight, points <text:soft-page-break/>to the horizon and yells a prayer. An impenatrable fog forms a wall in front of the battle. All the sailors will yell in fear and the Theyd quickly scurry back to their ship, hoping to cut it free and escape the mysterious fog.</text:p>
      <text:p text:style-name="P4"/>
      <text:p text:style-name="P4">Soon, a thick bank of fog consumes both ships. Suddenly, the deck pitches and there is a sickening groan of wood being torn by stone. The water foams and smashes across the deck. Heroes and pirates alike are thrown screaming into the waves, flailing for only a moment before they disappear under the angry sea.</text:p>
      <text:p text:style-name="P4"/>
      <text:p text:style-name="P6">Shipwrecked!</text:p>
      <text:p text:style-name="P5"/>
      <text:p text:style-name="P5">You awaken with your mouth filled with sand and salt. You are bruised and your lungs are aching from the effort of fighting the waves. You can hear the gentle swoosh of the waves as they pull at your feet, but your hands have instinctively clutched at the beach, and you feel the warmth of the twin suns; you are in no danger from the sea.</text:p>
      <text:p text:style-name="P5"/>
      <text:p text:style-name="P5">The flies though... the flies are relentless, buzzing about your head, seeking your eyes, crawling into your ears and nose, biting your exposed skin. You brush them away, but they barely seem to notice; perhaps they don't care, because they move hardly at all to avoid your hand. When you smash a handful of them, the others frenzy, thankfully leaving you alone to devour the corpses of their swarm-mates.</text:p>
      <text:p text:style-name="P5"/>
      <text:p text:style-name="P5">It is then you notice you are being watched by a handful of people standing a few meters away on the beach.</text:p>
      <text:p text:style-name="P5"/>
      <text:p text:style-name="P6">Saved (for Karen)</text:p>
      <text:p text:style-name="P5"/>
      <text:p text:style-name="P5">You remember the battle, and the deck pitching as the ship smashed into an unseen rock. You were nearly thrown from the ship, but managed to grab onto a rope and steady yourself. You could barely see through the fog, but you could hear one of the sailor's cries.</text:p>
      <text:p text:style-name="P5"/>
      <text:p text:style-name="P5">You carefully made your way across the shattered deck and peered over the edge. You could barely make out one of your sailors flailing in the water, being pounded by the unnaturally rough surf. You tossed the poor lad a rope, and began to pull him to safety, when the deck pitched again. Only this time, the Seabird's mast came down right on top of you.</text:p>
      <text:p text:style-name="P5"/>
      <text:p text:style-name="P5">You hit the water hard, which shocked you awake. But when you tried to make your way to the surface, you found yourself tangled in rope and trapped among the debris of the ships. The weight, the waves, and the current conspired to drag you down despite your massive strength.</text:p>
      <text:p text:style-name="P5"/>
      <text:p text:style-name="P5">Lungs burning... vision fading... you can hear your own heartbeat as it first races, then slows, slower, slower... Then teeth on your arm, biting to hold you fast, yet you feel no pain. You hear the rythmic sound of limbs pulling through the water, pulling you up to the surface.</text:p>
      <text:p text:style-name="P5"/>
      <text:p text:style-name="P5">You never see your savior. You burst through the surface of the water, take one glorious lungful of air, and the next thing you know you are lying on the beach too tired to move or even open your eyes.</text:p>
      <text:p text:style-name="P5"/>
      <text:p text:style-name="P5">You feel something licking your face and trying to nudge you awake, but you are still so damn tired. Then you hear a growl, then a yelp, then a whimper, some chattering... Theyd again. You struggle to open your eyes, to get up, but it is no use. <text:soft-page-break/>Your body does not respond to your commands, and instead, you succumb to your exhaustion.</text:p>
      <text:p text:style-name="P5"/>
      <text:p text:style-name="P6">Ghouls on the Beach</text:p>
      <text:p text:style-name="P5"/>
      <text:p text:style-name="P5">When Pcs come to on the beach, they are surrounded by gaunt figures, staring at them with hungry eyes and grasping at them with skeletal limbs. For a moment, the heroes might think themselves surrounded by ghouls, but alas, these are just survivors from the nearby village of <text:span text:style-name="T1">Mykonos</text:span>. They grab at the Pcs, tug at them weakly, and beg them to get up.</text:p>
      <text:p text:style-name="P5"/>
      <text:p text:style-name="P5">When they do rise from the sand, they see the wreck of the Seabird, smashed on the nearby rocks; the broken shed and huts of Mykonos; and in the distance, overlooking the beach, sit the ruins of the once proud <text:span text:style-name="T1">City of Thelod</text:span>.</text:p>
      <text:p text:style-name="P5"/>
      <text:p text:style-name="P5">What happens next depends on the Pcs. They could </text:p>
      <text:list xml:id="list5353393398327545991" text:style-name="L1">
        <text:list-item>
          <text:p text:style-name="P18">Question the cadaverous villagers</text:p>
        </text:list-item>
        <text:list-item>
          <text:p text:style-name="P16"><text:span text:style-name="T9">Follow the villagers back to </text:span><text:span text:style-name="T10">Mykonos</text:span></text:p>
        </text:list-item>
        <text:list-item>
          <text:p text:style-name="P18">Track down the captured animal</text:p>
        </text:list-item>
        <text:list-item>
          <text:p text:style-name="P18">Head toward the city ruins</text:p>
        </text:list-item>
        <text:list-item>
          <text:p text:style-name="P18">Explore the island wilds</text:p>
        </text:list-item>
      </text:list>
      <text:p text:style-name="P5"/>
      <text:p text:style-name="P6">Questioning the Villagers</text:p>
      <text:p text:style-name="P5"/>
      <text:p text:style-name="P10"><text:span text:style-name="T9">The villagers are led by an old, haggard man named </text:span><text:span text:style-name="T10">Tiksos</text:span><text:span text:style-name="T9">. The Pcs can see that they are agitated, and there is fear in their eyes. Even as they answer, they glance up to the city, and try to convince the Pcs to get off the beach.</text:span></text:p>
      <text:p text:style-name="P5"/>
      <text:p text:style-name="P5">After a few questions, the villagers will try to flee. The Pcs might be able to get more information from this matrix in later conversations.</text:p>
      <text:p text:style-name="P5"/>
      <table:table table:name="Table4" table:style-name="Table4">
        <table:table-column table:style-name="Table4.A"/>
        <table:table-column table:style-name="Table4.B"/>
        <table:table-row>
          <table:table-cell table:style-name="Table4.A1" office:value-type="string">
            <text:p text:style-name="P15">Cursed by Ulder</text:p>
          </table:table-cell>
          <table:table-cell table:style-name="Table4.B1" office:value-type="string">
            <text:p text:style-name="P15">There was a dispute between the king and the priests. They angered the king, and he foolishly taught them a lesson by sacking <text:span text:style-name="T1">the temple</text:span>.</text:p>
            <text:p text:style-name="P15"/>
            <text:p text:style-name="P15">Ulder became furious and cursed the island, and now <text:span text:style-name="T1">no one can ever leave</text:span>.</text:p>
          </table:table-cell>
        </table:table-row>
        <table:table-row>
          <table:table-cell table:style-name="Table4.A2" office:value-type="string">
            <text:p text:style-name="P15">Gods</text:p>
          </table:table-cell>
          <table:table-cell table:style-name="Table4.B2" office:value-type="string">
            <text:p text:style-name="P15">This island used to be favored by Ulder, but now he has <text:span text:style-name="T1">cursed</text:span> us.</text:p>
          </table:table-cell>
        </table:table-row>
        <table:table-row>
          <table:table-cell table:style-name="Table4.A2" office:value-type="string">
            <text:p text:style-name="P15">Kingdom</text:p>
          </table:table-cell>
          <table:table-cell table:style-name="Table4.B2" office:value-type="string">
            <text:p text:style-name="P15">The kingdom of Thelod was ruled by our king <text:span text:style-name="T1">Nikomedes</text:span> and protected by the god of the sea himself.</text:p>
            <text:p text:style-name="P15"/>
            <text:p text:style-name="P15">We were traders, herders and fishermen, but none of that remains.</text:p>
          </table:table-cell>
        </table:table-row>
        <table:table-row>
          <table:table-cell table:style-name="Table4.A2" office:value-type="string">
            <text:p text:style-name="P15">Netted an animal, animal</text:p>
          </table:table-cell>
          <table:table-cell table:style-name="Table4.B2" office:value-type="string">
            <text:p text:style-name="P15">It was a large animal, and it struggled a bit, but looked weak and injured. They caught it in a net and dragged it off. I heard one of them mention a possible <text:span text:style-name="T1">sacrifice</text:span>.</text:p>
          </table:table-cell>
        </table:table-row>
        <table:table-row>
          <table:table-cell table:style-name="Table4.A2" office:value-type="string">
            <text:p text:style-name="P15">Never Dying</text:p>
          </table:table-cell>
          <table:table-cell table:style-name="Table4.B2" office:value-type="string">
            <text:p text:style-name="P15">That is part of the curse. We eat, but still hunger. We starve, but never die.</text:p>
          </table:table-cell>
        </table:table-row>
        <table:table-row>
          <table:table-cell table:style-name="Table4.A2" office:value-type="string">
            <text:p text:style-name="P15">Nikomedes</text:p>
          </table:table-cell>
          <table:table-cell table:style-name="Table4.B2" office:value-type="string">
            <text:p text:style-name="P15">He was our king and for years under his rule, we prospered, but as he got older, his heart filled with pride and greed. He and the <text:span text:style-name="T1">priests of Ulder</text:span> fought for control of the island and that led to his sacking <text:span text:style-name="T1">the temple</text:span>.</text:p>
            <text:p text:style-name="P15"/>
            <text:p text:style-name="P15">He and his loyal retinue still rule over the island from the city of <text:span text:style-name="T1">Thelod</text:span>. He has certainly seen you arrive, and will send his men to collect you. You must follow us and get off the beach, please.</text:p>
          </table:table-cell>
        </table:table-row>
        <table:table-row>
          <table:table-cell table:style-name="Table4.A2" office:value-type="string">
            <text:p text:style-name="P15">Other Ship</text:p>
          </table:table-cell>
          <table:table-cell table:style-name="Table4.B2" office:value-type="string">
            <text:p text:style-name="P15">Yes, there was another ship. Some of the <text:span text:style-name="T1">Theyd</text:span> have already been on the beach.</text:p>
          </table:table-cell>
        </table:table-row>
        <table:table-row>
          <table:table-cell table:style-name="Table4.A2" office:value-type="string">
            <text:p text:style-name="P15">Priests</text:p>
          </table:table-cell>
          <table:table-cell table:style-name="Table4.B2" office:value-type="string">
            <text:p text:style-name="P15">There were three priests. Two of them were killed by <text:span text:style-name="T1">Nikomedes</text:span><text:span text:style-name="T2">. Patheos, the final priest, fled. No one has seen him since. Some say he threw himself into the sea. Others think he was too cowardly for that.</text:span></text:p>
          </table:table-cell>
        </table:table-row>
        <table:table-row>
          <table:table-cell table:style-name="Table4.A2" office:value-type="string">
            <text:p text:style-name="P15">Rotted</text:p>
          </table:table-cell>
          <table:table-cell table:style-name="Table4.B2" office:value-type="string">
            <text:p text:style-name="P15">Our crops grow wilted. Our sheep are sickly. Everything here is cursed to rot <text:soft-page-break/>and wither away, never growing, but <text:span text:style-name="T1">never dying</text:span> either.</text:p>
          </table:table-cell>
        </table:table-row>
        <table:table-row>
          <table:table-cell table:style-name="Table4.A2" office:value-type="string">
            <text:p text:style-name="P15">Sacking the Temple, Temple</text:p>
          </table:table-cell>
          <table:table-cell table:style-name="Table4.B2" office:value-type="string">
            <text:p text:style-name="P15">The grand temple of Ulder was in the center of the town of <text:span text:style-name="T1">Chalcis</text:span><text:span text:style-name="T2">. Nikomedes looted the temple, stole the </text:span><text:span text:style-name="T1">lampstone</text:span><text:span text:style-name="T2"> and tossed it into the sea.</text:span></text:p>
            <text:p text:style-name="P21"/>
            <text:p text:style-name="P15">When the curse hit, Ulder sent a powerful storm that flooded the city. There is very little left now.</text:p>
          </table:table-cell>
        </table:table-row>
        <table:table-row>
          <table:table-cell table:style-name="Table4.A2" office:value-type="string">
            <text:p text:style-name="P15">Sacrifice</text:p>
          </table:table-cell>
          <table:table-cell table:style-name="Table4.B2" office:value-type="string">
            <text:p text:style-name="P15">To Ulder. The Theyd are his favorite children. Perhaps they think a sacrifice will allow them to escape.</text:p>
          </table:table-cell>
        </table:table-row>
        <table:table-row>
          <table:table-cell table:style-name="Table4.A2" office:value-type="string">
            <text:p text:style-name="P15">Shipwreck, Seabird</text:p>
          </table:table-cell>
          <table:table-cell table:style-name="Table4.B2" office:value-type="string">
            <text:p text:style-name="P15">There was a <text:span text:style-name="T1">storm</text:span> last night, along with a thick <text:span text:style-name="T1">fog</text:span>, and your two ships both crashed. Yours was smashed on those rocks, and the <text:span text:style-name="T1">other ship</text:span> washed down the shore quite a ways.</text:p>
          </table:table-cell>
        </table:table-row>
        <table:table-row>
          <table:table-cell table:style-name="Table4.A2" office:value-type="string">
            <text:p text:style-name="P15">Storm, Fog</text:p>
          </table:table-cell>
          <table:table-cell table:style-name="Table4.B2" office:value-type="string">
            <text:p text:style-name="P15">There was a storm last night. That's how we knew you would be here. Any time a ship approaches the island, a storm carries it onto the rocks.</text:p>
          </table:table-cell>
        </table:table-row>
        <table:table-row>
          <table:table-cell table:style-name="Table4.A2" office:value-type="string">
            <text:p text:style-name="P15">Thelod</text:p>
          </table:table-cell>
          <table:table-cell table:style-name="Table4.B2" office:value-type="string">
            <text:p text:style-name="P15">Ours was once a <text:span text:style-name="T1">proud kingdom</text:span>, but we have been <text:span text:style-name="T1">cursed by Ulder</text:span> and everything we had has now <text:span text:style-name="T1">rotted</text:span> away.</text:p>
          </table:table-cell>
        </table:table-row>
        <table:table-row>
          <table:table-cell table:style-name="Table4.A2" office:value-type="string">
            <text:p text:style-name="P15">Theyd</text:p>
          </table:table-cell>
          <table:table-cell table:style-name="Table4.B2" office:value-type="string">
            <text:p text:style-name="P15">They were here, just before we arrived. There were about a dozen of them. They took some of the crates, and they had <text:span text:style-name="T1">netted an animal</text:span> of some sort and <text:span text:style-name="T1">fled</text:span>.</text:p>
          </table:table-cell>
        </table:table-row>
        <table:table-row>
          <table:table-cell table:style-name="Table4.A2" office:value-type="string">
            <text:p text:style-name="P15">Where are we?</text:p>
          </table:table-cell>
          <table:table-cell table:style-name="Table4.B2" office:value-type="string">
            <text:p text:style-name="P15">You have wrecked on the island of <text:span text:style-name="T1">Thelod</text:span>. I pray the <text:span text:style-name="T1">gods</text:span> take mercy on you.</text:p>
          </table:table-cell>
        </table:table-row>
      </table:table>
      <text:p text:style-name="P5"/>
      <text:p text:style-name="P6">The Village of Mykonos</text:p>
      <text:p text:style-name="P5"/>
      <text:p text:style-name="P5">Mykonos is a dying husk of a village. Emaciated villagers and sickly livestock wander among delapidated shacks and ruined homes. No one talks. No animals make noise. The only sounds are your footsteps, the constant pounding of the waves, and the relentless buzzing of the black flies.</text:p>
      <text:p text:style-name="P5"/>
      <text:p text:style-name="P5">If the Pcs came to town with the villagers from the beach, <text:span text:style-name="T1">Tiksos</text:span> walks the Pcs through town, telling them of the past glory of Thelod and answering questions as best he can, but he is very weak, and requires frequent rest breaks. Ultimately, he leads the heroes to his home and invites the them inside.</text:p>
      <text:p text:style-name="P5"/>
      <text:p text:style-name="P20">Tiksos<text:span text:style-name="T2">' daughter, </text:span>Alanna<text:span text:style-name="T2"> is there. She greets her father and then heads into the back to bring "food" for the newcomers. As they talk, she returns with fish, almost charred, but nothing covers the stink coming from the bony meal.</text:span></text:p>
      <text:p text:style-name="P20"><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29M56S</meta:editing-duration>
    <meta:editing-cycles>13</meta:editing-cycles>
    <meta:generator>OpenOffice/4.1.3$Win32 OpenOffice.org_project/413m1$Build-9783</meta:generator>
    <dc:date>2017-07-27T23:05:22.51</dc:date>
    <dc:creator>Chris Magoun</dc:creator>
    <meta:document-statistic meta:table-count="4" meta:image-count="0" meta:object-count="0" meta:page-count="4" meta:paragraph-count="91" meta:word-count="1848" meta:character-count="10040"/>
    <meta:user-defined meta:name="Info 1"/>
    <meta:user-defined meta:name="Info 2"/>
    <meta:user-defined meta:name="Info 3"/>
    <meta:user-defined meta:name="Info 4"/>
  </office:meta>
</office:document-meta>
</file>